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 1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January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06270" calcext:value-type="float">
            <text:p><text:s/>506,270 </text:p>
          </table:table-cell>
          <table:table-cell table:style-name="ce30" office:value-type="float" office:value="1370" calcext:value-type="float">
            <text:p><text:s/>1,370 </text:p>
          </table:table-cell>
          <table:table-cell table:style-name="ce30" office:value-type="float" office:value="26467" calcext:value-type="float">
            <text:p><text:s/>26,46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476114" calcext:value-type="float">
            <text:p><text:s/>476,114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779" calcext:value-type="float">
            <text:p><text:s/>77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4276" calcext:value-type="float">
            <text:p><text:s/>4,276 </text:p>
          </table:table-cell>
          <table:table-cell table:style-name="ce30" office:value-type="float" office:value="3689" calcext:value-type="float">
            <text:p><text:s/>3,689 </text:p>
          </table:table-cell>
          <table:table-cell table:style-name="ce30" office:value-type="float" office:value="587" calcext:value-type="float">
            <text:p><text:s/>587 </text:p>
          </table:table-cell>
          <table:table-cell table:number-columns-repeated="2" table:style-name="ce30" office:value-type="float" office:value="10" calcext:value-type="float">
            <text:p><text:s/>10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32125" calcext:value-type="float">
            <text:p><text:s/>332,125 </text:p>
          </table:table-cell>
          <table:table-cell table:style-name="ce30" office:value-type="float" office:value="432" calcext:value-type="float">
            <text:p><text:s/>432 </text:p>
          </table:table-cell>
          <table:table-cell table:style-name="ce30" office:value-type="float" office:value="19475" calcext:value-type="float">
            <text:p><text:s/>19,4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309652" calcext:value-type="float">
            <text:p><text:s/>309,652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286" calcext:value-type="float">
            <text:p><text:s/>28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3140" calcext:value-type="float">
            <text:p><text:s/>3,140 </text:p>
          </table:table-cell>
          <table:table-cell table:style-name="ce30" office:value-type="float" office:value="2998" calcext:value-type="float">
            <text:p><text:s/>2,998 </text:p>
          </table:table-cell>
          <table:table-cell table:style-name="ce30" office:value-type="float" office:value="142" calcext:value-type="float">
            <text:p><text:s/>142 </text:p>
          </table:table-cell>
          <table:table-cell table:number-columns-repeated="2" table:style-name="ce30" office:value-type="float" office:value="8" calcext:value-type="float">
            <text:p><text:s/>8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57620" calcext:value-type="float">
            <text:p><text:s/>157,620 </text:p>
          </table:table-cell>
          <table:table-cell table:style-name="ce31" office:value-type="float" office:value="165" calcext:value-type="float">
            <text:p><text:s/>16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5397" calcext:value-type="float">
            <text:p><text:s/>155,39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44" calcext:value-type="float">
            <text:p><text:s/>14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244" calcext:value-type="float">
            <text:p><text:s/>2,244 </text:p>
          </table:table-cell>
          <table:table-cell table:style-name="ce31" office:value-type="float" office:value="2223" calcext:value-type="float">
            <text:p><text:s/>2,223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377" calcext:value-type="float">
            <text:p><text:s/>2,377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14" calcext:value-type="float">
            <text:p><text:s/>7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9094" calcext:value-type="float">
            <text:p><text:s/>29,094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151" calcext:value-type="float">
            <text:p><text:s/>28,15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3" calcext:value-type="float">
            <text:p><text:s/>233 </text:p>
          </table:table-cell>
          <table:table-cell table:style-name="ce31" office:value-type="float" office:value="209" calcext:value-type="float">
            <text:p><text:s/>209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009" calcext:value-type="float">
            <text:p><text:s/>4,00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71" calcext:value-type="float">
            <text:p><text:s/>2,87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9" calcext:value-type="float">
            <text:p><text:s/>2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177" calcext:value-type="float">
            <text:p><text:s/>1,177 </text:p>
          </table:table-cell>
          <table:table-cell table:style-name="ce31" office:value-type="float" office:value="33" calcext:value-type="float">
            <text:p><text:s/>3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70" calcext:value-type="float">
            <text:p><text:s/>1,1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013" calcext:value-type="float">
            <text:p><text:s/>7,013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26" calcext:value-type="float">
            <text:p><text:s/>5,8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0" calcext:value-type="float">
            <text:p><text:s/>6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64" calcext:value-type="float">
            <text:p><text:s/>5,064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02" calcext:value-type="float">
            <text:p><text:s/>4,80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50" calcext:value-type="float">
            <text:p><text:s/>1,650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48" calcext:value-type="float">
            <text:p><text:s/>2,0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0" calcext:value-type="float">
            <text:p><text:s/>1,730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69" calcext:value-type="float">
            <text:p><text:s/>2,069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3" calcext:value-type="float">
            <text:p><text:s/>1,7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706" calcext:value-type="float">
            <text:p><text:s/>706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84" calcext:value-type="float">
            <text:p><text:s/>68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3018" calcext:value-type="float">
            <text:p><text:s/>13,018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36" calcext:value-type="float">
            <text:p><text:s/>136 </text:p>
          </table:table-cell>
          <table:table-cell table:style-name="ce31" office:value-type="float" office:value="132" calcext:value-type="float">
            <text:p><text:s/>132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87" calcext:value-type="float">
            <text:p><text:s/>12,887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9" calcext:value-type="float">
            <text:p><text:s/>12,029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95" calcext:value-type="float">
            <text:p><text:s/>39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13" calcext:value-type="float">
            <text:p><text:s/>2,513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791" calcext:value-type="float">
            <text:p><text:s/>16,791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56" calcext:value-type="float">
            <text:p><text:s/>15,85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221" calcext:value-type="float">
            <text:p><text:s/>6,221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536" calcext:value-type="float">
            <text:p><text:s/>53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5623" calcext:value-type="float">
            <text:p><text:s/>5,6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2" calcext:value-type="float">
            <text:p><text:s/>6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3320" calcext:value-type="float">
            <text:p><text:s/>33,320 </text:p>
          </table:table-cell>
          <table:table-cell table:style-name="ce31" office:value-type="float" office:value="74" calcext:value-type="float">
            <text:p><text:s/>74 </text:p>
          </table:table-cell>
          <table:table-cell table:style-name="ce31" office:value-type="float" office:value="4216" calcext:value-type="float">
            <text:p><text:s/>4,2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961" calcext:value-type="float">
            <text:p><text:s/>28,9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5" calcext:value-type="float">
            <text:p><text:s/>4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2" calcext:value-type="float">
            <text:p><text:s/>172 </text:p>
          </table:table-cell>
          <table:table-cell table:style-name="ce31" office:value-type="float" office:value="143" calcext:value-type="float">
            <text:p><text:s/>143 </text:p>
          </table:table-cell>
          <table:table-cell table:style-name="ce31" office:value-type="float" office:value="29" calcext:value-type="float">
            <text:p><text:s/>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51" calcext:value-type="float">
            <text:p><text:s/>15,751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392" calcext:value-type="float">
            <text:p><text:s/>18,392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759" calcext:value-type="float">
            <text:p><text:s/>14,7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9607" calcext:value-type="float">
            <text:p><text:s/>79,607 </text:p>
          </table:table-cell>
          <table:table-cell table:style-name="ce30" office:value-type="float" office:value="381" calcext:value-type="float">
            <text:p><text:s/>381 </text:p>
          </table:table-cell>
          <table:table-cell table:style-name="ce30" office:value-type="float" office:value="6586" calcext:value-type="float">
            <text:p><text:s/>6,58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683" calcext:value-type="float">
            <text:p><text:s/>72,6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9" calcext:value-type="float">
            <text:p><text:s/>29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420" calcext:value-type="float">
            <text:p><text:s/>420 </text:p>
          </table:table-cell>
          <table:table-cell table:style-name="ce30" office:value-type="float" office:value="338" calcext:value-type="float">
            <text:p><text:s/>338 </text:p>
          </table:table-cell>
          <table:table-cell table:style-name="ce30" office:value-type="float" office:value="82" calcext:value-type="float">
            <text:p><text:s/>82 </text:p>
          </table:table-cell>
          <table:table-cell table:number-columns-repeated="2" table:style-name="ce30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2302" calcext:value-type="float">
            <text:p><text:s/>92,302 </text:p>
          </table:table-cell>
          <table:table-cell table:style-name="ce30" office:value-type="float" office:value="557" calcext:value-type="float">
            <text:p><text:s/>55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956" calcext:value-type="float">
            <text:p><text:s/>91,95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4" calcext:value-type="float">
            <text:p><text:s/>19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709" calcext:value-type="float">
            <text:p><text:s/>709 </text:p>
          </table:table-cell>
          <table:table-cell table:style-name="ce30" office:value-type="float" office:value="346" calcext:value-type="float">
            <text:p><text:s/>346 </text:p>
          </table:table-cell>
          <table:table-cell table:style-name="ce30" office:value-type="float" office:value="363" calcext:value-type="float">
            <text:p><text:s/>3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36" calcext:value-type="float">
            <text:p><text:s/>2,23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23" calcext:value-type="float">
            <text:p><text:s/>1,823 </text:p>
          </table:table-cell>
          <table:table-cell table:number-columns-repeated="5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7" calcext:value-type="float">
            <text:p><text:s/>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89" calcext:value-type="float">
            <text:p><text:s/>1,78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82" calcext:value-type="float">
            <text:p><text:s/>1,782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7" calcext:value-type="float">
            <text:p><text:s/>4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10-04-19T11:07:54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